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.getTime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.exists( DbDirectory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.delete( DbDirectory dire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.File( DbDirectory directory , String name , boolean cre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ile.modify( DbDirectory directory , long length , long time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.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.rename( DbDirectory directory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